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rmata-Light" svg:font-family="Formata-Light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ecbdb" officeooo:paragraph-rsid="001ecbdb"/>
    </style:style>
    <style:style style:name="P2" style:family="paragraph" style:parent-style-name="Standard">
      <style:text-properties style:font-name="DejaVu Sans" officeooo:paragraph-rsid="001f2f5a"/>
    </style:style>
    <style:style style:name="P3" style:family="paragraph" style:parent-style-name="Standard">
      <style:text-properties style:font-name="DejaVu Sans" fo:font-size="12pt" officeooo:paragraph-rsid="001f2f5a" style:font-size-asian="12pt" style:font-size-complex="12pt"/>
    </style:style>
    <style:style style:name="P4" style:family="paragraph" style:parent-style-name="Standard">
      <style:text-properties officeooo:paragraph-rsid="0020dd2c"/>
    </style:style>
    <style:style style:name="P5" style:family="paragraph" style:parent-style-name="Standard">
      <style:text-properties officeooo:paragraph-rsid="0023d9a1"/>
    </style:style>
    <style:style style:name="P6" style:family="paragraph" style:parent-style-name="Standard">
      <style:text-properties officeooo:paragraph-rsid="00241961"/>
    </style:style>
    <style:style style:name="T1" style:family="text">
      <style:text-properties officeooo:rsid="001f2f5a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1f2f5a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200e93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20dd2c" style:font-size-asian="12pt" style:font-size-complex="12pt"/>
    </style:style>
    <style:style style:name="T6" style:family="text"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DejaVu Sans" fo:font-size="12pt" fo:letter-spacing="normal" fo:font-style="normal" fo:font-weight="normal" officeooo:rsid="0023d9a1" style:font-size-asian="12pt" style:font-size-complex="12pt"/>
    </style:style>
    <style:style style:name="T8" style:family="text">
      <style:text-properties fo:font-variant="normal" fo:text-transform="none" fo:color="#000000" style:font-name="DejaVu Sans" fo:font-size="12pt" fo:letter-spacing="normal" fo:font-style="normal" fo:font-weight="normal" officeooo:rsid="00241961" style:font-size-asian="12pt" style:font-size-complex="12pt"/>
    </style:style>
    <style:style style:name="T9" style:family="text">
      <style:text-properties fo:font-size="12pt" officeooo:rsid="00200e93" style:font-size-asian="12pt" style:font-size-complex="12pt"/>
    </style:style>
    <style:style style:name="T10" style:family="text">
      <style:text-properties fo:font-size="12pt" officeooo:rsid="0020dd2c" style:font-size-asian="12pt" style:font-size-complex="12pt"/>
    </style:style>
    <style:style style:name="T11" style:family="text">
      <style:text-properties style:font-name="DejaVu Sans" fo:font-size="12pt" style:font-size-asian="12pt" style:font-size-complex="12pt"/>
    </style:style>
    <style:style style:name="T12" style:family="text">
      <style:text-properties style:font-name="DejaVu Sans" fo:font-size="12pt" officeooo:rsid="00200e93" style:font-size-asian="12pt" style:font-size-complex="12pt"/>
    </style:style>
    <style:style style:name="T13" style:family="text">
      <style:text-properties style:font-name="DejaVu Sans" fo:font-size="12pt" officeooo:rsid="0020dd2c" style:font-size-asian="12pt" style:font-size-complex="12pt"/>
    </style:style>
    <style:style style:name="T14" style:family="text">
      <style:text-properties style:font-name="DejaVu Sans" fo:font-size="12pt" officeooo:rsid="002214b8" style:font-size-asian="12pt" style:font-size-complex="12pt"/>
    </style:style>
    <style:style style:name="T15" style:family="text">
      <style:text-properties style:font-name="DejaVu Sans" fo:font-size="12pt" officeooo:rsid="0023d9a1" style:font-size-asian="12pt" style:font-size-complex="12pt"/>
    </style:style>
    <style:style style:name="T16" style:family="text">
      <style:text-properties style:font-name="DejaVu Sans" fo:font-size="12pt" officeooo:rsid="00241961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James Warrington</text:p>
      <text:p text:style-name="P1">Course: CSC114-450</text:p>
      <text:p text:style-name="P1"/>
      <text:p text:style-name="P3"><text:span text:style-name="T1">Q 1.1) The ethical issue present is “...</text:span><text:span text:style-name="T2">to credit properly the contributions of others”</text:span></text:p>
      <text:p text:style-name="P3"><text:span text:style-name="T2"/></text:p>
      <text:p text:style-name="P2"><text:span text:style-name="T3">1.2) There is insufficient information given in the </text:span><text:span text:style-name="T4">description of the </text:span><text:span text:style-name="T3">question upon which to form a cogent theory without making assumptions. The assumption I am making </text:span><text:span text:style-name="T5">first</text:span><text:span text:style-name="T3"> is that the author of the code did not state his license agreement. While I am not a lawyer, a search on Google, </text:span><text:a xlink:type="simple" xlink:href="https://help.legalnature.com/articles/the-basics-of-software-license-agreements" text:style-name="Internet_20_link" text:visited-style-name="Visited_20_Internet_20_Link">shows</text:a><text:span text:style-name="T3"> </text:span><text:span text:style-name="T9">you are in your rights to use the </text:span><text:span text:style-name="T10">unlicensed</text:span><text:span text:style-name="T9"> code without consequence.</text:span></text:p>
      <text:p text:style-name="P2"><text:span text:style-name="T9"/></text:p>
      <text:p text:style-name="P4"><text:span text:style-name="T12">However, assuming that it is copyrighted, then you stand </text:span><text:span text:style-name="T16">the</text:span><text:span text:style-name="T13"> chance</text:span><text:span text:style-name="T12"> </text:span><text:span text:style-name="T16">of being</text:span><text:span text:style-name="T12"> sued for copyright infringement. </text:span><text:span text:style-name="T13">Personally, coming from a Open Source background where </text:span><text:span text:style-name="T12"><text:s/></text:span><text:a xlink:type="simple" xlink:href="https://www.makeuseof.com/tag/copyleft-copyright-key-concepts/" text:style-name="Internet_20_link" text:visited-style-name="Visited_20_Internet_20_Link"><text:span text:style-name="T13">copyleft</text:span></text:a><text:span text:style-name="T11"> </text:span><text:span text:style-name="T13">is the law of the land. This conversation is extremely foreign to me.<text:line-break/><text:line-break/>1.3) The options I would take are as follows:</text:span></text:p>
      <text:p text:style-name="P4"><text:span text:style-name="T13"/></text:p>
      <text:p text:style-name="P6"><text:span text:style-name="T13">1.3.1) Find an open source version of the code and implement that code.</text:span></text:p>
      <text:p text:style-name="P6"><text:span text:style-name="T13"><text:line-break/>1.3.2) If such code did not exist (highly unlikely). Then I would implement the code in question. I would then present the situation to my manager and let the manager make the decision. If the manager choose to go with the code. Then <text:s/>I would request an email from the manager stating their decision. I would also ask that the legal department be copied on the </text:span><text:span text:style-name="T14">email sent to me.<text:line-break/><text:line-break/>Q 2.1) First, computer programming is not a spectator’s sport. The only way to learn to code is by coding. So by not writing code you will not learn how to think and write in the language. </text:span><text:span text:style-name="T15">The only person that is hurt is you. You may get your degree, but I do not think you would be able to pass the initial technical phone interview for a job.</text:span></text:p>
      <text:p text:style-name="P5"><text:span text:style-name="T14"/></text:p>
      <text:p text:style-name="P5"><text:span text:style-name="T14">However, it seems to me these questions are extreme. The only people writing original C++ code is Bjarne Stroustrop and </text:span><text:span text:style-name="T15">those writing and maintaining the C++ Standard Libraries.</text:span><text:span text:style-name="T14"> <text:s/></text:span><text:span text:style-name="T15">The rest of us are only coping and pasting what they did. The trick is to know what to copy and why you are coping it.</text:span></text:p>
      <text:p text:style-name="P5"><text:span text:style-name="T15"/></text:p>
      <text:p text:style-name="P6"><text:span text:style-name="T15">Q 3.1) “</text:span><text:span text:style-name="T6">strive to comply with ethical design and sustainable development practices” <text:line-break/></text:span><text:span text:style-name="T7">Here an unethical programmer would apply copyright patents to their code for monetary gains. At the same time, they would prevent others from improving on their design.<text:line-break/><text:line-break/>3.2) “to avoid real or perceived conflicts of interest whenever possible, and to disclose them to affected parties when they do exist”<text:line-break/></text:span><text:span text:style-name="T8">By not shipping the source code with your product, no one knows what is truly <text:s/>happening when they run your program. For example, is my information being </text:span><text:soft-page-break/><text:span text:style-name="T8">shared with third parties without my approval. Are changes being made to my devices without my approval.<text:line-break/><text:line-break/></text:span><text:span text:style-name="T15"><text:line-break/></text:span><text:span text:style-name="T16">3.3) “</text:span><text:span text:style-name="T8">to reject bribery in all its forms”<text:line-break/>‘Software needs to be free. Free as in speech, not free as in beer’. <text:s/>For clarification, see the </text:span><text:a xlink:type="simple" xlink:href="https://www.gnu.org/philosophy/free-sw.en.html" text:style-name="Internet_20_link" text:visited-style-name="Visited_20_Internet_20_Link">GNU Operating System</text:a><text:span text:style-name="T8"> and take action by joining the </text:span><text:a xlink:type="simple" xlink:href="https://my.fsf.org/associate/support_freedom?referrer=4052" text:style-name="Internet_20_link" text:visited-style-name="Visited_20_Internet_20_Link">Free Software Foundation</text:a>.</text:p>
      <text:p text:style-name="P6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rmata-Light" svg:font-family="Formata-Light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7:01:07.983109308</meta:creation-date>
    <dc:date>2019-08-29T18:11:45.293190916</dc:date>
    <meta:editing-duration>PT3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9" meta:word-count="480" meta:character-count="2743" meta:non-whitespace-character-count="2260"/>
  </office:meta>
</office:document-meta>
</file>